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officeooo:rsid="0439377d" officeooo:paragraph-rsid="042a8d29"/>
    </style:style>
    <style:style style:name="P5" style:family="paragraph" style:parent-style-name="Text_20_body">
      <style:text-properties officeooo:rsid="0465e3e9" officeooo:paragraph-rsid="0465e3e9"/>
    </style:style>
    <style:style style:name="P6" style:family="paragraph" style:parent-style-name="Text_20_body" style:list-style-name="L1">
      <style:text-properties officeooo:paragraph-rsid="042a8d29"/>
    </style:style>
    <style:style style:name="P7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8" style:family="paragraph" style:parent-style-name="Text_20_body" style:list-style-name="L1">
      <style:text-properties officeooo:rsid="043e3775" officeooo:paragraph-rsid="042a8d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2f5d90" style:font-weight-asian="normal" style:font-weight-complex="normal"/>
    </style:style>
    <style:style style:name="T6" style:family="text">
      <style:text-properties fo:font-weight="normal" officeooo:rsid="0445bc16" style:font-weight-asian="normal" style:font-weight-complex="normal"/>
    </style:style>
    <style:style style:name="T7" style:family="text">
      <style:text-properties fo:font-weight="normal" officeooo:rsid="045bf681" style:font-weight-asian="normal" style:font-weight-complex="normal"/>
    </style:style>
    <style:style style:name="T8" style:family="text">
      <style:text-properties fo:font-weight="normal" officeooo:rsid="045d9cda" style:font-weight-asian="normal" style:font-weight-complex="normal"/>
    </style:style>
    <style:style style:name="T9" style:family="text">
      <style:text-properties fo:font-weight="normal" officeooo:rsid="045f443e" style:font-weight-asian="normal" style:font-weight-complex="normal"/>
    </style:style>
    <style:style style:name="T10" style:family="text">
      <style:text-properties fo:font-weight="normal" officeooo:rsid="0460810f" style:font-weight-asian="normal" style:font-weight-complex="normal"/>
    </style:style>
    <style:style style:name="T11" style:family="text">
      <style:text-properties fo:font-weight="normal" officeooo:rsid="0460e6d5" style:font-weight-asian="normal" style:font-weight-complex="normal"/>
    </style:style>
    <style:style style:name="T12" style:family="text">
      <style:text-properties fo:font-weight="normal" officeooo:rsid="04663652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45bf68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5">תרגיל</text:span><text:span text:style-name="T1"> בית</text:span></text:h>
      <text:p text:style-name="P5"><text:span text:style-name="T12">[המשך יבוא</text:span><text:span text:style-name="T6">.</text:span><text:span text:style-name="T1">..</text:span><text:span text:style-name="T12">]</text:span></text:p>
      <text:p text:style-name="P4"><text:span text:style-name="T13">דגשים</text:span><text:span text:style-name="T1">: </text:span></text:p>
      <text:list xml:id="list3933225923029770991" text:style-name="L1">
        <text:list-item>
          <text:p text:style-name="P6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7">מותר להשתמש בתכונות מתקדמות של שפת ++C גם אם עדיין לא נלמדו בהרצאות.</text:p>
        </text:list-item>
        <text:list-item>
          <text:p text:style-name="P8"><text:span text:style-name="T1">מותר להשתמש בקוד מהאינטרנט, אולם</text:span><text:span text:style-name="T11">: (א)</text:span><text:span text:style-name="T1"> יש לציין בבירור את המקור</text:span><text:span text:style-name="T11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1T10:36:54.090172406</dc:date>
    <meta:editing-duration>P7DT22H47M5S</meta:editing-duration>
    <meta:editing-cycles>1024</meta:editing-cycles>
    <meta:document-statistic meta:table-count="0" meta:image-count="0" meta:object-count="0" meta:page-count="1" meta:paragraph-count="8" meta:word-count="71" meta:character-count="360" meta:non-whitespace-character-count="299"/>
  </office:meta>
</office:document-meta>
</file>